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ELHO PRADA IGNA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3355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ELHO VASQUEZ, ALEXA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2553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 629 9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ELHO PRADA IGNA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3557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900</text:p>
          </table:table-cell>
          <table:table-cell table:style-name="Tableau1.D2" office:value-type="string">
            <text:p text:style-name="P8">205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5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5582816</text:p>
          </table:table-cell>
          <table:table-cell table:style-name="Tabla2.D3" office:value-type="string">
            <text:p text:style-name="P23">205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0:54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